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246.5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558"/>
    </style:style>
    <style:style style:name="ce2" style:family="table-cell" style:parent-style-name="Default">
      <style:table-cell-properties fo:background-color="#fff5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min_sepa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output_size</text:p>
          </table:table-cell>
          <table:table-cell office:value-type="string" calcext:value-type="string">
            <text:p>total_outputs</text:p>
          </table:table-cell>
          <table:table-cell office:value-type="string" calcext:value-type="string">
            <text:p>Weighting </text:p>
          </table:table-cell>
          <table:table-cell office:value-type="string" calcext:value-type="string">
            <text:p>Weighted mse 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_I_exp64</text:p>
          </table:table-cell>
          <table:table-cell office:value-type="string" calcext:value-type="string">
            <text:p>2_I.v1.l1.ds1.l_combo0.ds_combo0.idays60.odays1</text:p>
          </table:table-cell>
          <table:table-cell office:value-type="float" office:value="0.00687358854338527" calcext:value-type="float">
            <text:p>0.00687358854338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2]/[.G2]" office:value-type="float" office:value="0.0287081339712919" calcext:value-type="float">
            <text:p>0.028708133971292</text:p>
          </table:table-cell>
          <table:table-cell table:formula="of:=[.E2]*[.H2]" office:value-type="float" office:value="0.000197327900767041" calcext:value-type="float">
            <text:p>0.00019732790076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0.ds_combo1.idays60.odays1</text:p>
          </table:table-cell>
          <table:table-cell office:value-type="float" office:value="0.002330922754481" calcext:value-type="float">
            <text:p>0.002330922754481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F3]/[.G3]" office:value-type="float" office:value="0.00478468899521531" calcext:value-type="float">
            <text:p>0.004784688995215</text:p>
          </table:table-cell>
          <table:table-cell table:formula="of:=[.E3]*[.H3]" office:value-type="float" office:value="0.0000111527404520622" calcext:value-type="float">
            <text:p>1.11527404520622E-05</text:p>
          </table:table-cell>
          <table:table-cell table:number-columns-repeated="3"/>
          <table:table-cell table:formula="of:=MAX([.E2:.E59])" office:value-type="float" office:value="0.0524735525250435" calcext:value-type="float">
            <text:p>0.052473552525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0.ds_combo2.idays30.odays1</text:p>
          </table:table-cell>
          <table:table-cell office:value-type="float" office:value="0.0143149932846427" calcext:value-type="float">
            <text:p>0.014314993284643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4]/[.G4]" office:value-type="float" office:value="0.0287081339712919" calcext:value-type="float">
            <text:p>0.028708133971292</text:p>
          </table:table-cell>
          <table:table-cell table:formula="of:=[.E4]*[.H4]" office:value-type="float" office:value="0.000410956745013666" calcext:value-type="float">
            <text:p>0.000410956745014</text:p>
          </table:table-cell>
          <table:table-cell table:number-columns-repeated="3"/>
          <table:table-cell table:formula="of:=MIN([.E2:.E59])" office:value-type="float" office:value="0.000510088226292" calcext:value-type="float">
            <text:p>0.000510088226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0.ds_combo3.idays30.odays1</text:p>
          </table:table-cell>
          <table:table-cell office:value-type="float" office:value="0.0299823675304651" calcext:value-type="float">
            <text:p>0.029982367530465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F5]/[.G5]" office:value-type="float" office:value="0.00956937799043062" calcext:value-type="float">
            <text:p>0.009569377990431</text:p>
          </table:table-cell>
          <table:table-cell table:formula="of:=[.E5]*[.H5]" office:value-type="float" office:value="0.000286912607947034" calcext:value-type="float">
            <text:p>0.00028691260794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_I_exp8</text:p>
          </table:table-cell>
          <table:table-cell office:value-type="string" calcext:value-type="string">
            <text:p>3_I.v1.l1.ds1.l_combo1.ds_combo0.idays60.odays1</text:p>
          </table:table-cell>
          <table:table-cell office:value-type="float" office:value="0.007171040400863" calcext:value-type="float">
            <text:p>0.007171040400863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6]/[.G6]" office:value-type="float" office:value="0.0287081339712919" calcext:value-type="float">
            <text:p>0.028708133971292</text:p>
          </table:table-cell>
          <table:table-cell table:formula="of:=[.E6]*[.H6]" office:value-type="float" office:value="0.000205867188541522" calcext:value-type="float">
            <text:p>0.00020586718854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_I_exp32</text:p>
          </table:table-cell>
          <table:table-cell office:value-type="string" calcext:value-type="string">
            <text:p>2_I.v1.l1.ds1.l_combo1.ds_combo1.idays60.odays1</text:p>
          </table:table-cell>
          <table:table-cell office:value-type="float" office:value="0.000616053817793727" calcext:value-type="float">
            <text:p>0.000616053817794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F7]/[.G7]" office:value-type="float" office:value="0.00478468899521531" calcext:value-type="float">
            <text:p>0.004784688995215</text:p>
          </table:table-cell>
          <table:table-cell table:formula="of:=[.E7]*[.H7]" office:value-type="float" office:value="0.00000294762592245802" calcext:value-type="float">
            <text:p>2.94762592245802E-0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.ds_combo2.idays30.odays1</text:p>
          </table:table-cell>
          <table:table-cell office:value-type="float" office:value="0.0142732132226229" calcext:value-type="float">
            <text:p>0.014273213222623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8]/[.G8]" office:value-type="float" office:value="0.0287081339712919" calcext:value-type="float">
            <text:p>0.028708133971292</text:p>
          </table:table-cell>
          <table:table-cell table:formula="of:=[.E8]*[.H8]" office:value-type="float" office:value="0.000409757317395873" calcext:value-type="float">
            <text:p>0.00040975731739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.ds_combo3.idays30.odays1</text:p>
          </table:table-cell>
          <table:table-cell office:value-type="float" office:value="0.0250259209424257" calcext:value-type="float">
            <text:p>0.025025920942426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F9]/[.G9]" office:value-type="float" office:value="0.00956937799043062" calcext:value-type="float">
            <text:p>0.009569377990431</text:p>
          </table:table-cell>
          <table:table-cell table:formula="of:=[.E9]*[.H9]" office:value-type="float" office:value="0.000239482497056705" calcext:value-type="float">
            <text:p>0.00023948249705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2.ds_combo0.idays30.odays1</text:p>
          </table:table-cell>
          <table:table-cell office:value-type="float" office:value="0.00699203042313456" calcext:value-type="float">
            <text:p>0.00699203042313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10]/[.G10]" office:value-type="float" office:value="0.0287081339712919" calcext:value-type="float">
            <text:p>0.028708133971292</text:p>
          </table:table-cell>
          <table:table-cell table:formula="of:=[.E10]*[.H10]" office:value-type="float" office:value="0.000200728146118696" calcext:value-type="float">
            <text:p>0.00020072814611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2.ds_combo1.idays30.odays1</text:p>
          </table:table-cell>
          <table:table-cell office:value-type="float" office:value="0.002973498543724" calcext:value-type="float">
            <text:p>0.002973498543724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F11]/[.G11]" office:value-type="float" office:value="0.00478468899521531" calcext:value-type="float">
            <text:p>0.004784688995215</text:p>
          </table:table-cell>
          <table:table-cell table:formula="of:=[.E11]*[.H11]" office:value-type="float" office:value="0.000014227265759445" calcext:value-type="float">
            <text:p>1.4227265759445E-0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2.ds_combo2.idays60.odays1</text:p>
          </table:table-cell>
          <table:table-cell office:value-type="float" office:value="0.0108928922563791" calcext:value-type="float">
            <text:p>0.010892892256379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12]/[.G12]" office:value-type="float" office:value="0.0287081339712919" calcext:value-type="float">
            <text:p>0.028708133971292</text:p>
          </table:table-cell>
          <table:table-cell table:formula="of:=[.E12]*[.H12]" office:value-type="float" office:value="0.000312714610230979" calcext:value-type="float">
            <text:p>0.00031271461023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2.ds_combo3.idays30.odays1</text:p>
          </table:table-cell>
          <table:table-cell office:value-type="float" office:value="0.0204700827598572" calcext:value-type="float">
            <text:p>0.020470082759857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F13]/[.G13]" office:value-type="float" office:value="0.00956937799043062" calcext:value-type="float">
            <text:p>0.009569377990431</text:p>
          </table:table-cell>
          <table:table-cell table:formula="of:=[.E13]*[.H13]" office:value-type="float" office:value="0.000195885959424471" calcext:value-type="float">
            <text:p>0.00019588595942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3.ds_combo0.idays60.odays1</text:p>
          </table:table-cell>
          <table:table-cell office:value-type="float" office:value="0.00669593550264835" calcext:value-type="float">
            <text:p>0.006695935502648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14]/[.G14]" office:value-type="float" office:value="0.0287081339712919" calcext:value-type="float">
            <text:p>0.028708133971292</text:p>
          </table:table-cell>
          <table:table-cell table:formula="of:=[.E14]*[.H14]" office:value-type="float" office:value="0.000192227813473158" calcext:value-type="float">
            <text:p>0.00019222781347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I_exp64</text:p>
          </table:table-cell>
          <table:table-cell office:value-type="string" calcext:value-type="string">
            <text:p>2_I.v1.l1.ds1.l_combo3.ds_combo1.idays60.odays1</text:p>
          </table:table-cell>
          <table:table-cell office:value-type="float" office:value="0.00095101969782263" calcext:value-type="float">
            <text:p>0.000951019697823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F15]/[.G15]" office:value-type="float" office:value="0.00478468899521531" calcext:value-type="float">
            <text:p>0.004784688995215</text:p>
          </table:table-cell>
          <table:table-cell table:formula="of:=[.E15]*[.H15]" office:value-type="float" office:value="0.00000455033348240493" calcext:value-type="float">
            <text:p>4.55033348240493E-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3.ds_combo2.idays60.odays1</text:p>
          </table:table-cell>
          <table:table-cell office:value-type="float" office:value="0.012495919130743" calcext:value-type="float">
            <text:p>0.012495919130743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16]/[.G16]" office:value-type="float" office:value="0.0287081339712919" calcext:value-type="float">
            <text:p>0.028708133971292</text:p>
          </table:table-cell>
          <table:table-cell table:formula="of:=[.E16]*[.H16]" office:value-type="float" office:value="0.000358734520499799" calcext:value-type="float">
            <text:p>0.000358734520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3.ds_combo3.idays60.odays1</text:p>
          </table:table-cell>
          <table:table-cell office:value-type="float" office:value="0.0233147330582142" calcext:value-type="float">
            <text:p>0.023314733058214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F17]/[.G17]" office:value-type="float" office:value="0.00956937799043062" calcext:value-type="float">
            <text:p>0.009569377990431</text:p>
          </table:table-cell>
          <table:table-cell table:formula="of:=[.E17]*[.H17]" office:value-type="float" office:value="0.00022310749338004" calcext:value-type="float">
            <text:p>0.0002231074933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4.ds_combo0.idays30.odays1</text:p>
          </table:table-cell>
          <table:table-cell office:value-type="float" office:value="0.00654007215052843" calcext:value-type="float">
            <text:p>0.006540072150528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18]/[.G18]" office:value-type="float" office:value="0.0287081339712919" calcext:value-type="float">
            <text:p>0.028708133971292</text:p>
          </table:table-cell>
          <table:table-cell table:formula="of:=[.E18]*[.H18]" office:value-type="float" office:value="0.000187753267479285" calcext:value-type="float">
            <text:p>0.00018775326747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_I_exp8</text:p>
          </table:table-cell>
          <table:table-cell office:value-type="string" calcext:value-type="string">
            <text:p>3_I.v1.l1.ds1.l_combo4.ds_combo1.idays60.odays1</text:p>
          </table:table-cell>
          <table:table-cell office:value-type="float" office:value="0.000751833315007" calcext:value-type="float">
            <text:p>0.000751833315007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F19]/[.G19]" office:value-type="float" office:value="0.00478468899521531" calcext:value-type="float">
            <text:p>0.004784688995215</text:p>
          </table:table-cell>
          <table:table-cell table:formula="of:=[.E19]*[.H19]" office:value-type="float" office:value="0.00000359728858855024" calcext:value-type="float">
            <text:p>3.59728858855024E-0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I_exp64</text:p>
          </table:table-cell>
          <table:table-cell office:value-type="string" calcext:value-type="string">
            <text:p>2_I.v1.l1.ds1.l_combo4.ds_combo2.idays60.odays1</text:p>
          </table:table-cell>
          <table:table-cell office:value-type="float" office:value="0.0114487446844578" calcext:value-type="float">
            <text:p>0.011448744684458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20]/[.G20]" office:value-type="float" office:value="0.0287081339712919" calcext:value-type="float">
            <text:p>0.028708133971292</text:p>
          </table:table-cell>
          <table:table-cell table:formula="of:=[.E20]*[.H20]" office:value-type="float" office:value="0.00032867209620453" calcext:value-type="float">
            <text:p>0.00032867209620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4.ds_combo3.idays30.odays1</text:p>
          </table:table-cell>
          <table:table-cell office:value-type="float" office:value="0.0332424268126488" calcext:value-type="float">
            <text:p>0.033242426812649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F21]/[.G21]" office:value-type="float" office:value="0.00956937799043062" calcext:value-type="float">
            <text:p>0.009569377990431</text:p>
          </table:table-cell>
          <table:table-cell table:formula="of:=[.E21]*[.H21]" office:value-type="float" office:value="0.000318109347489462" calcext:value-type="float">
            <text:p>0.00031810934748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5.ds_combo0.idays30.odays1</text:p>
          </table:table-cell>
          <table:table-cell office:value-type="float" office:value="0.00633631274104118" calcext:value-type="float">
            <text:p>0.006336312741041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22]/[.G22]" office:value-type="float" office:value="0.0287081339712919" calcext:value-type="float">
            <text:p>0.028708133971292</text:p>
          </table:table-cell>
          <table:table-cell table:formula="of:=[.E22]*[.H22]" office:value-type="float" office:value="0.000181903715053814" calcext:value-type="float">
            <text:p>0.00018190371505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I_exp64</text:p>
          </table:table-cell>
          <table:table-cell office:value-type="string" calcext:value-type="string">
            <text:p>2_I.v1.l1.ds1.l_combo5.ds_combo1.idays30.odays1</text:p>
          </table:table-cell>
          <table:table-cell office:value-type="float" office:value="0.0017533878562972" calcext:value-type="float">
            <text:p>0.001753387856297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F23]/[.G23]" office:value-type="float" office:value="0.00478468899521531" calcext:value-type="float">
            <text:p>0.004784688995215</text:p>
          </table:table-cell>
          <table:table-cell table:formula="of:=[.E23]*[.H23]" office:value-type="float" office:value="0.00000838941558036938" calcext:value-type="float">
            <text:p>8.38941558036938E-0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5.ds_combo2.idays30.odays1</text:p>
          </table:table-cell>
          <table:table-cell office:value-type="float" office:value="0.0114497244358063" calcext:value-type="float">
            <text:p>0.011449724435806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24]/[.G24]" office:value-type="float" office:value="0.0287081339712919" calcext:value-type="float">
            <text:p>0.028708133971292</text:p>
          </table:table-cell>
          <table:table-cell table:formula="of:=[.E24]*[.H24]" office:value-type="float" office:value="0.000328700223037501" calcext:value-type="float">
            <text:p>0.00032870022303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5.ds_combo3.idays30.odays1</text:p>
          </table:table-cell>
          <table:table-cell table:style-name="ce1" office:value-type="float" office:value="0.0524735525250435" calcext:value-type="float">
            <text:p>0.052473552525044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F25]/[.G25]" office:value-type="float" office:value="0.00956937799043062" calcext:value-type="float">
            <text:p>0.009569377990431</text:p>
          </table:table-cell>
          <table:table-cell table:formula="of:=[.E25]*[.H25]" office:value-type="float" office:value="0.000502139258612857" calcext:value-type="float">
            <text:p>0.00050213925861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6.ds_combo0.idays60.odays1</text:p>
          </table:table-cell>
          <table:table-cell office:value-type="float" office:value="0.005669741891325" calcext:value-type="float">
            <text:p>0.00566974189132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26]/[.G26]" office:value-type="float" office:value="0.0287081339712919" calcext:value-type="float">
            <text:p>0.028708133971292</text:p>
          </table:table-cell>
          <table:table-cell table:formula="of:=[.E26]*[.H26]" office:value-type="float" office:value="0.000162767709798804" calcext:value-type="float">
            <text:p>0.00016276770979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6.ds_combo1.idays60.odays1</text:p>
          </table:table-cell>
          <table:table-cell office:value-type="float" office:value="0.001342858769931" calcext:value-type="float">
            <text:p>0.001342858769931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F27]/[.G27]" office:value-type="float" office:value="0.00478468899521531" calcext:value-type="float">
            <text:p>0.004784688995215</text:p>
          </table:table-cell>
          <table:table-cell table:formula="of:=[.E27]*[.H27]" office:value-type="float" office:value="0.00000642516157861723" calcext:value-type="float">
            <text:p>6.42516157861723E-0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7.ds_combo0.idays30.odays1</text:p>
          </table:table-cell>
          <table:table-cell office:value-type="float" office:value="0.00650968682020903" calcext:value-type="float">
            <text:p>0.006509686820209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28]/[.G28]" office:value-type="float" office:value="0.0287081339712919" calcext:value-type="float">
            <text:p>0.028708133971292</text:p>
          </table:table-cell>
          <table:table-cell table:formula="of:=[.E28]*[.H28]" office:value-type="float" office:value="0.000186880961345714" calcext:value-type="float">
            <text:p>0.00018688096134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7.ds_combo1.idays60.odays1</text:p>
          </table:table-cell>
          <table:table-cell office:value-type="float" office:value="0.000921470404136926" calcext:value-type="float">
            <text:p>0.000921470404137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F29]/[.G29]" office:value-type="float" office:value="0.00478468899521531" calcext:value-type="float">
            <text:p>0.004784688995215</text:p>
          </table:table-cell>
          <table:table-cell table:formula="of:=[.E29]*[.H29]" office:value-type="float" office:value="0.00000440894930209056" calcext:value-type="float">
            <text:p>4.40894930209056E-0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7.ds_combo2.idays30.odays1</text:p>
          </table:table-cell>
          <table:table-cell office:value-type="float" office:value="0.0110312439501286" calcext:value-type="float">
            <text:p>0.011031243950129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30]/[.G30]" office:value-type="float" office:value="0.0287081339712919" calcext:value-type="float">
            <text:p>0.028708133971292</text:p>
          </table:table-cell>
          <table:table-cell table:formula="of:=[.E30]*[.H30]" office:value-type="float" office:value="0.000316686429190295" calcext:value-type="float">
            <text:p>0.0003166864291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I_exp32</text:p>
          </table:table-cell>
          <table:table-cell office:value-type="string" calcext:value-type="string">
            <text:p>2_I.v1.l1.ds1.l_combo7.ds_combo3.idays30.odays1</text:p>
          </table:table-cell>
          <table:table-cell office:value-type="float" office:value="0.0285322405397892" calcext:value-type="float">
            <text:p>0.028532240539789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F31]/[.G31]" office:value-type="float" office:value="0.00956937799043062" calcext:value-type="float">
            <text:p>0.009569377990431</text:p>
          </table:table-cell>
          <table:table-cell table:formula="of:=[.E31]*[.H31]" office:value-type="float" office:value="0.000273035794639131" calcext:value-type="float">
            <text:p>0.00027303579463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8.ds_combo0.idays30.odays1</text:p>
          </table:table-cell>
          <table:table-cell office:value-type="float" office:value="0.00585503969341517" calcext:value-type="float">
            <text:p>0.00585503969341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32]/[.G32]" office:value-type="float" office:value="0.0287081339712919" calcext:value-type="float">
            <text:p>0.028708133971292</text:p>
          </table:table-cell>
          <table:table-cell table:formula="of:=[.E32]*[.H32]" office:value-type="float" office:value="0.000168087263925794" calcext:value-type="float">
            <text:p>0.00016808726392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I_exp8</text:p>
          </table:table-cell>
          <table:table-cell office:value-type="string" calcext:value-type="string">
            <text:p>2_I.v1.l1.ds1.l_combo8.ds_combo1.idays30.odays1</text:p>
          </table:table-cell>
          <table:table-cell office:value-type="float" office:value="0.000750035222154111" calcext:value-type="float">
            <text:p>0.000750035222154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F33]/[.G33]" office:value-type="float" office:value="0.00478468899521531" calcext:value-type="float">
            <text:p>0.004784688995215</text:p>
          </table:table-cell>
          <table:table-cell table:formula="of:=[.E33]*[.H33]" office:value-type="float" office:value="0.00000358868527346465" calcext:value-type="float">
            <text:p>3.58868527346465E-0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_I_exp8</text:p>
          </table:table-cell>
          <table:table-cell office:value-type="string" calcext:value-type="string">
            <text:p>3_I.v1.l1.ds1.l_combo8.ds_combo2.idays60.odays1</text:p>
          </table:table-cell>
          <table:table-cell office:value-type="float" office:value="0.010701060295105" calcext:value-type="float">
            <text:p>0.01070106029510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34]/[.G34]" office:value-type="float" office:value="0.0287081339712919" calcext:value-type="float">
            <text:p>0.028708133971292</text:p>
          </table:table-cell>
          <table:table-cell table:formula="of:=[.E34]*[.H34]" office:value-type="float" office:value="0.000307207472586746" calcext:value-type="float">
            <text:p>0.00030720747258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8.ds_combo3.idays60.odays1</text:p>
          </table:table-cell>
          <table:table-cell office:value-type="float" office:value="0.0273851733654738" calcext:value-type="float">
            <text:p>0.027385173365474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F35]/[.G35]" office:value-type="float" office:value="0.00956937799043062" calcext:value-type="float">
            <text:p>0.009569377990431</text:p>
          </table:table-cell>
          <table:table-cell table:formula="of:=[.E35]*[.H35]" office:value-type="float" office:value="0.000262059075267692" calcext:value-type="float">
            <text:p>0.00026205907526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9.ds_combo0.idays30.odays1</text:p>
          </table:table-cell>
          <table:table-cell office:value-type="float" office:value="0.00710176303982735" calcext:value-type="float">
            <text:p>0.007101763039827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36]/[.G36]" office:value-type="float" office:value="0.0287081339712919" calcext:value-type="float">
            <text:p>0.028708133971292</text:p>
          </table:table-cell>
          <table:table-cell table:formula="of:=[.E36]*[.H36]" office:value-type="float" office:value="0.000203878364779733" calcext:value-type="float">
            <text:p>0.0002038783647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9.ds_combo1.idays30.odays1</text:p>
          </table:table-cell>
          <table:table-cell office:value-type="float" office:value="0.00154633226338774" calcext:value-type="float">
            <text:p>0.001546332263388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F37]/[.G37]" office:value-type="float" office:value="0.00478468899521531" calcext:value-type="float">
            <text:p>0.004784688995215</text:p>
          </table:table-cell>
          <table:table-cell table:formula="of:=[.E37]*[.H37]" office:value-type="float" office:value="0.0000073987189635777" calcext:value-type="float">
            <text:p>7.3987189635777E-0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_I_exp32</text:p>
          </table:table-cell>
          <table:table-cell office:value-type="string" calcext:value-type="string">
            <text:p>3_I.v1.l1.ds1.l_combo9.ds_combo2.idays60.odays1</text:p>
          </table:table-cell>
          <table:table-cell office:value-type="float" office:value="0.010560954920948" calcext:value-type="float">
            <text:p>0.010560954920948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F38]/[.G38]" office:value-type="float" office:value="0.00956937799043062" calcext:value-type="float">
            <text:p>0.009569377990431</text:p>
          </table:table-cell>
          <table:table-cell table:formula="of:=[.E38]*[.H38]" office:value-type="float" office:value="0.00010106176957845" calcext:value-type="float">
            <text:p>0.00010106176957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9.ds_combo3.idays30.odays1</text:p>
          </table:table-cell>
          <table:table-cell office:value-type="float" office:value="0.0198768358677626" calcext:value-type="float">
            <text:p>0.019876835867763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F39]/[.G39]" office:value-type="float" office:value="0.00956937799043062" calcext:value-type="float">
            <text:p>0.009569377990431</text:p>
          </table:table-cell>
          <table:table-cell table:formula="of:=[.E39]*[.H39]" office:value-type="float" office:value="0.000190208955672369" calcext:value-type="float">
            <text:p>0.00019020895567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_I_exp64</text:p>
          </table:table-cell>
          <table:table-cell office:value-type="string" calcext:value-type="string">
            <text:p>3_I.v1.l1.ds1.l_combo10.ds_combo0.idays60.odays1</text:p>
          </table:table-cell>
          <table:table-cell office:value-type="float" office:value="0.008174974471331" calcext:value-type="float">
            <text:p>0.008174974471331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40]/[.G40]" office:value-type="float" office:value="0.0287081339712919" calcext:value-type="float">
            <text:p>0.028708133971292</text:p>
          </table:table-cell>
          <table:table-cell table:formula="of:=[.E40]*[.H40]" office:value-type="float" office:value="0.000234688262334861" calcext:value-type="float">
            <text:p>0.00023468826233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_I_exp64</text:p>
          </table:table-cell>
          <table:table-cell office:value-type="string" calcext:value-type="string">
            <text:p>3_I.v1.l1.ds1.l_combo10.ds_combo1.idays30.odays1</text:p>
          </table:table-cell>
          <table:table-cell table:style-name="ce2" office:value-type="float" office:value="0.000510088226292" calcext:value-type="float">
            <text:p>0.000510088226292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F41]/[.G41]" office:value-type="float" office:value="0.00478468899521531" calcext:value-type="float">
            <text:p>0.004784688995215</text:p>
          </table:table-cell>
          <table:table-cell table:formula="of:=[.E41]*[.H41]" office:value-type="float" office:value="0.00000244061352292823" calcext:value-type="float">
            <text:p>2.44061352292823E-0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0.ds_combo2.idays30.odays1</text:p>
          </table:table-cell>
          <table:table-cell office:value-type="float" office:value="0.0123635828495026" calcext:value-type="float">
            <text:p>0.012363582849503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F42]/[.G42]" office:value-type="float" office:value="0.00956937799043062" calcext:value-type="float">
            <text:p>0.009569377990431</text:p>
          </table:table-cell>
          <table:table-cell table:formula="of:=[.E42]*[.H42]" office:value-type="float" office:value="0.000118311797602896" calcext:value-type="float">
            <text:p>0.00011831179760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0.ds_combo3.idays60.odays1</text:p>
          </table:table-cell>
          <table:table-cell office:value-type="float" office:value="0.0336709059774876" calcext:value-type="float">
            <text:p>0.033670905977488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F43]/[.G43]" office:value-type="float" office:value="0.00956937799043062" calcext:value-type="float">
            <text:p>0.009569377990431</text:p>
          </table:table-cell>
          <table:table-cell table:formula="of:=[.E43]*[.H43]" office:value-type="float" office:value="0.000322209626578829" calcext:value-type="float">
            <text:p>0.00032220962657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1.ds_combo0.idays60.odays1</text:p>
          </table:table-cell>
          <table:table-cell office:value-type="float" office:value="0.00575019419193268" calcext:value-type="float">
            <text:p>0.005750194191933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44]/[.G44]" office:value-type="float" office:value="0.0287081339712919" calcext:value-type="float">
            <text:p>0.028708133971292</text:p>
          </table:table-cell>
          <table:table-cell table:formula="of:=[.E44]*[.H44]" office:value-type="float" office:value="0.000165077345222948" calcext:value-type="float">
            <text:p>0.00016507734522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1.ds_combo1.idays60.odays1</text:p>
          </table:table-cell>
          <table:table-cell office:value-type="float" office:value="0.00131308031268418" calcext:value-type="float">
            <text:p>0.001313080312684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F45]/[.G45]" office:value-type="float" office:value="0.00478468899521531" calcext:value-type="float">
            <text:p>0.004784688995215</text:p>
          </table:table-cell>
          <table:table-cell table:formula="of:=[.E45]*[.H45]" office:value-type="float" office:value="0.00000628268092193388" calcext:value-type="float">
            <text:p>6.28268092193388E-0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1.ds_combo2.idays60.odays1</text:p>
          </table:table-cell>
          <table:table-cell office:value-type="float" office:value="0.0104864472523332" calcext:value-type="float">
            <text:p>0.010486447252333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46]/[.G46]" office:value-type="float" office:value="0.0287081339712919" calcext:value-type="float">
            <text:p>0.028708133971292</text:p>
          </table:table-cell>
          <table:table-cell table:formula="of:=[.E46]*[.H46]" office:value-type="float" office:value="0.000301046332602867" calcext:value-type="float">
            <text:p>0.00030104633260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1.ds_combo3.idays60.odays1</text:p>
          </table:table-cell>
          <table:table-cell office:value-type="float" office:value="0.0242242161184549" calcext:value-type="float">
            <text:p>0.024224216118455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F47]/[.G47]" office:value-type="float" office:value="0.00956937799043062" calcext:value-type="float">
            <text:p>0.009569377990431</text:p>
          </table:table-cell>
          <table:table-cell table:formula="of:=[.E47]*[.H47]" office:value-type="float" office:value="0.000231810680559377" calcext:value-type="float">
            <text:p>0.00023181068055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_I_exp64</text:p>
          </table:table-cell>
          <table:table-cell office:value-type="string" calcext:value-type="string">
            <text:p>3_I.v1.l1.ds1.l_combo12.ds_combo0.idays30.odays1</text:p>
          </table:table-cell>
          <table:table-cell office:value-type="float" office:value="0.006417595781386" calcext:value-type="float">
            <text:p>0.006417595781386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48]/[.G48]" office:value-type="float" office:value="0.0287081339712919" calcext:value-type="float">
            <text:p>0.028708133971292</text:p>
          </table:table-cell>
          <table:table-cell table:formula="of:=[.E48]*[.H48]" office:value-type="float" office:value="0.000184237199465627" calcext:value-type="float">
            <text:p>0.00018423719946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2.ds_combo1.idays60.odays1</text:p>
          </table:table-cell>
          <table:table-cell office:value-type="float" office:value="0.00152460136450827" calcext:value-type="float">
            <text:p>0.001524601364508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F49]/[.G49]" office:value-type="float" office:value="0.00478468899521531" calcext:value-type="float">
            <text:p>0.004784688995215</text:p>
          </table:table-cell>
          <table:table-cell table:formula="of:=[.E49]*[.H49]" office:value-type="float" office:value="0.00000729474337085297" calcext:value-type="float">
            <text:p>7.29474337085297E-0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I_exp8</text:p>
          </table:table-cell>
          <table:table-cell office:value-type="string" calcext:value-type="string">
            <text:p>2_I.v1.l1.ds1.l_combo12.ds_combo2.idays30.odays1</text:p>
          </table:table-cell>
          <table:table-cell office:value-type="float" office:value="0.0108065763488412" calcext:value-type="float">
            <text:p>0.010806576348841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50]/[.G50]" office:value-type="float" office:value="0.0287081339712919" calcext:value-type="float">
            <text:p>0.028708133971292</text:p>
          </table:table-cell>
          <table:table-cell table:formula="of:=[.E50]*[.H50]" office:value-type="float" office:value="0.000310236641593527" calcext:value-type="float">
            <text:p>0.00031023664159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2.ds_combo3.idays60.odays1</text:p>
          </table:table-cell>
          <table:table-cell office:value-type="float" office:value="0.0262143891304731" calcext:value-type="float">
            <text:p>0.026214389130473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F51]/[.G51]" office:value-type="float" office:value="0.00956937799043062" calcext:value-type="float">
            <text:p>0.009569377990431</text:p>
          </table:table-cell>
          <table:table-cell table:formula="of:=[.E51]*[.H51]" office:value-type="float" office:value="0.000250855398377733" calcext:value-type="float">
            <text:p>0.00025085539837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3.ds_combo0.idays30.odays1</text:p>
          </table:table-cell>
          <table:table-cell office:value-type="float" office:value="0.00610332796350122" calcext:value-type="float">
            <text:p>0.006103327963501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52]/[.G52]" office:value-type="float" office:value="0.0287081339712919" calcext:value-type="float">
            <text:p>0.028708133971292</text:p>
          </table:table-cell>
          <table:table-cell table:formula="of:=[.E52]*[.H52]" office:value-type="float" office:value="0.000175215156846925" calcext:value-type="float">
            <text:p>0.00017521515684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3.ds_combo1.idays60.odays7</text:p>
          </table:table-cell>
          <table:table-cell office:value-type="float" office:value="0.0026254125405103" calcext:value-type="float">
            <text:p>0.00262541254051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F53]/[.G53]" office:value-type="float" office:value="0.00478468899521531" calcext:value-type="float">
            <text:p>0.004784688995215</text:p>
          </table:table-cell>
          <table:table-cell table:formula="of:=[.E53]*[.H53]" office:value-type="float" office:value="0.0000125617824904799" calcext:value-type="float">
            <text:p>1.25617824904799E-0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I_exp8</text:p>
          </table:table-cell>
          <table:table-cell office:value-type="string" calcext:value-type="string">
            <text:p>2_I.v1.l1.ds1.l_combo13.ds_combo2.idays60.odays1</text:p>
          </table:table-cell>
          <table:table-cell office:value-type="float" office:value="0.0127101261168718" calcext:value-type="float">
            <text:p>0.012710126116872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54]/[.G54]" office:value-type="float" office:value="0.0287081339712919" calcext:value-type="float">
            <text:p>0.028708133971292</text:p>
          </table:table-cell>
          <table:table-cell table:formula="of:=[.E54]*[.H54]" office:value-type="float" office:value="0.000364884003355171" calcext:value-type="float">
            <text:p>0.0003648840033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3.ds_combo3.idays30.odays1</text:p>
          </table:table-cell>
          <table:table-cell office:value-type="float" office:value="0.0295241083949804" calcext:value-type="float">
            <text:p>0.02952410839498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F55]/[.G55]" office:value-type="float" office:value="0.00956937799043062" calcext:value-type="float">
            <text:p>0.009569377990431</text:p>
          </table:table-cell>
          <table:table-cell table:formula="of:=[.E55]*[.H55]" office:value-type="float" office:value="0.000282527353062013" calcext:value-type="float">
            <text:p>0.00028252735306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_D_exp32</text:p>
          </table:table-cell>
          <table:table-cell office:value-type="string" calcext:value-type="string">
            <text:p>2_D.v1.l1.ds1.l_combo14.ds_combo0.idays30.odays1</text:p>
          </table:table-cell>
          <table:table-cell office:value-type="float" office:value="0.00648020906373859" calcext:value-type="float">
            <text:p>0.006480209063739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56]/[.G56]" office:value-type="float" office:value="0.0287081339712919" calcext:value-type="float">
            <text:p>0.028708133971292</text:p>
          </table:table-cell>
          <table:table-cell table:formula="of:=[.E56]*[.H56]" office:value-type="float" office:value="0.000186034709963787" calcext:value-type="float">
            <text:p>0.00018603470996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4.ds_combo1.idays30.odays1</text:p>
          </table:table-cell>
          <table:table-cell office:value-type="float" office:value="0.00128216680604965" calcext:value-type="float">
            <text:p>0.00128216680605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F57]/[.G57]" office:value-type="float" office:value="0.00478468899521531" calcext:value-type="float">
            <text:p>0.004784688995215</text:p>
          </table:table-cell>
          <table:table-cell table:formula="of:=[.E57]*[.H57]" office:value-type="float" office:value="0.00000613476940693613" calcext:value-type="float">
            <text:p>6.13476940693613E-0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_D_exp8</text:p>
          </table:table-cell>
          <table:table-cell office:value-type="string" calcext:value-type="string">
            <text:p>2_D.v1.l1.ds1.l_combo14.ds_combo2.idays30.odays1</text:p>
          </table:table-cell>
          <table:table-cell office:value-type="float" office:value="0.0112303886562586" calcext:value-type="float">
            <text:p>0.011230388656259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F58]/[.G58]" office:value-type="float" office:value="0.0287081339712919" calcext:value-type="float">
            <text:p>0.028708133971292</text:p>
          </table:table-cell>
          <table:table-cell table:formula="of:=[.E58]*[.H58]" office:value-type="float" office:value="0.000322403502093548" calcext:value-type="float">
            <text:p>0.00032240350209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_D_exp64</text:p>
          </table:table-cell>
          <table:table-cell office:value-type="string" calcext:value-type="string">
            <text:p>2_D.v1.l1.ds1.l_combo14.ds_combo3.idays30.odays7</text:p>
          </table:table-cell>
          <table:table-cell office:value-type="float" office:value="0.0279048644006252" calcext:value-type="float">
            <text:p>0.027904864400625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F59]/[.G59]" office:value-type="float" office:value="0.00956937799043062" calcext:value-type="float">
            <text:p>0.009569377990431</text:p>
          </table:table-cell>
          <table:table-cell table:formula="of:=[.E59]*[.H59]" office:value-type="float" office:value="0.000267032195221294" calcext:value-type="float">
            <text:p>0.000267032195221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um</text:p>
          </table:table-cell>
          <table:table-cell office:value-type="string" calcext:value-type="string">
            <text:p>Mean </text:p>
          </table:table-cell>
          <table:table-cell table:number-columns-repeated="3"/>
          <table:table-cell table:formula="of:=SUM([.I2:.I59])" office:value-type="float" office:value="0.0110708254840087" calcext:value-type="float">
            <text:p>0.011070825484009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E2:.E59])" office:value-type="float" office:value="0.686471959401389" calcext:value-type="float">
            <text:p>0.686471959401389</text:p>
          </table:table-cell>
          <table:table-cell table:formula="of:=AVERAGE([.E2:.E59])" office:value-type="float" office:value="0.011835723437955" calcext:value-type="float">
            <text:p>0.01183572343795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 style:data-style-name="N2" text:time-value="14:44:47.691630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1T15:25:08.293045427</dc:date>
    <meta:editing-duration>PT4H58M55S</meta:editing-duration>
    <meta:editing-cycles>7</meta:editing-cycles>
    <meta:generator>LibreOffice/6.0.7.3$Linux_X86_64 LibreOffice_project/00m0$Build-3</meta:generator>
    <meta:document-statistic meta:table-count="1" meta:cell-count="538" meta:object-count="0"/>
  </office:meta>
</office:document-meta>
</file>